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in" svg:height="3.5461in" svg:x="5.4799in" svg:y="0.9579in">
            <draw:object draw:notify-on-update-of-ranges="Sheet1.A2:Sheet1.A24 Sheet1.B2:Sheet1.B24 Sheet1.A2:Sheet1.A24 Sheet1.C2:Sheet1.C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, cm</text:p>
          </table:table-cell>
          <table:table-cell office:value-type="string" calcext:value-type="string">
            <text:p>T1, s</text:p>
          </table:table-cell>
          <table:table-cell office:value-type="string" calcext:value-type="string">
            <text:p>T2, s</text:p>
          </table:table-cell>
          <table:table-cell/>
          <table:table-cell office:value-type="string" calcext:value-type="string">
            <text:p>l,cm</text:p>
          </table:table-cell>
          <table:table-cell/>
          <table:table-cell office:value-type="string" calcext:value-type="string">
            <text:p>g, ms^-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3647" calcext:value-type="float">
            <text:p>1.3647</text:p>
          </table:table-cell>
          <table:table-cell office:value-type="float" office:value="1.3639" calcext:value-type="float">
            <text:p>1.3639</text:p>
          </table:table-cell>
          <table:table-cell/>
          <table:table-cell table:formula="of:=44.3+2+7/500" office:value-type="float" office:value="46.314" calcext:value-type="float">
            <text:p>46.314</text:p>
          </table:table-cell>
          <table:table-cell/>
          <table:table-cell table:formula="of:=[.E2]/100*4*PI()^2/([.E5]^2)" office:value-type="float" office:value="9.80879928075205" calcext:value-type="float">
            <text:p>9.808799280752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3551" calcext:value-type="float">
            <text:p>1.3551</text:p>
          </table:table-cell>
          <table:table-cell office:value-type="float" office:value="1.351" calcext:value-type="float">
            <text:p>1.35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3459" calcext:value-type="float">
            <text:p>1.3459</text:p>
          </table:table-cell>
          <table:table-cell office:value-type="float" office:value="1.3373" calcext:value-type="float">
            <text:p>1.3373</text:p>
          </table:table-cell>
          <table:table-cell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3372" calcext:value-type="float">
            <text:p>1.3372</text:p>
          </table:table-cell>
          <table:table-cell office:value-type="float" office:value="1.3262" calcext:value-type="float">
            <text:p>1.3262</text:p>
          </table:table-cell>
          <table:table-cell/>
          <table:table-cell office:value-type="float" office:value="1.3653" calcext:value-type="float">
            <text:p>1.365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3294" calcext:value-type="float">
            <text:p>1.3294</text:p>
          </table:table-cell>
          <table:table-cell office:value-type="float" office:value="1.3118" calcext:value-type="float">
            <text:p>1.3118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323" calcext:value-type="float">
            <text:p>1.323</text:p>
          </table:table-cell>
          <table:table-cell office:value-type="float" office:value="1.2994" calcext:value-type="float">
            <text:p>1.299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3165" calcext:value-type="float">
            <text:p>1.3165</text:p>
          </table:table-cell>
          <table:table-cell office:value-type="float" office:value="1.2859" calcext:value-type="float">
            <text:p>1.285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3109" calcext:value-type="float">
            <text:p>1.3109</text:p>
          </table:table-cell>
          <table:table-cell office:value-type="float" office:value="1.2733" calcext:value-type="float">
            <text:p>1.2733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2909" calcext:value-type="float">
            <text:p>1.2909</text:p>
          </table:table-cell>
          <table:table-cell office:value-type="float" office:value="1.2091" calcext:value-type="float">
            <text:p>1.209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2828" calcext:value-type="float">
            <text:p>1.2828</text:p>
          </table:table-cell>
          <table:table-cell office:value-type="float" office:value="1.1472" calcext:value-type="float">
            <text:p>1.147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2855" calcext:value-type="float">
            <text:p>1.2855</text:p>
          </table:table-cell>
          <table:table-cell office:value-type="float" office:value="1.0906" calcext:value-type="float">
            <text:p>1.090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2962" calcext:value-type="float">
            <text:p>1.2962</text:p>
          </table:table-cell>
          <table:table-cell office:value-type="float" office:value="1.0484" calcext:value-type="float">
            <text:p>1.048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3152" calcext:value-type="float">
            <text:p>1.3152</text:p>
          </table:table-cell>
          <table:table-cell office:value-type="float" office:value="1.0371" calcext:value-type="float">
            <text:p>1.037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3193" calcext:value-type="float">
            <text:p>1.3193</text:p>
          </table:table-cell>
          <table:table-cell office:value-type="float" office:value="1.0416" calcext:value-type="float">
            <text:p>1.041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234" calcext:value-type="float">
            <text:p>1.3234</text:p>
          </table:table-cell>
          <table:table-cell office:value-type="float" office:value="1.0491" calcext:value-type="float">
            <text:p>1.049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285" calcext:value-type="float">
            <text:p>1.3285</text:p>
          </table:table-cell>
          <table:table-cell office:value-type="float" office:value="1.0612" calcext:value-type="float">
            <text:p>1.061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335" calcext:value-type="float">
            <text:p>1.3335</text:p>
          </table:table-cell>
          <table:table-cell office:value-type="float" office:value="1.0759" calcext:value-type="float">
            <text:p>1.075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383" calcext:value-type="float">
            <text:p>1.3383</text:p>
          </table:table-cell>
          <table:table-cell office:value-type="float" office:value="1.0985" calcext:value-type="float">
            <text:p>1.098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441" calcext:value-type="float">
            <text:p>1.3441</text:p>
          </table:table-cell>
          <table:table-cell office:value-type="float" office:value="1.1266" calcext:value-type="float">
            <text:p>1.126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496" calcext:value-type="float">
            <text:p>1.3496</text:p>
          </table:table-cell>
          <table:table-cell office:value-type="float" office:value="1.1621" calcext:value-type="float">
            <text:p>1.162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552" calcext:value-type="float">
            <text:p>1.3552</text:p>
          </table:table-cell>
          <table:table-cell office:value-type="float" office:value="1.2144" calcext:value-type="float">
            <text:p>1.214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614" calcext:value-type="float">
            <text:p>1.3614</text:p>
          </table:table-cell>
          <table:table-cell office:value-type="float" office:value="1.2752" calcext:value-type="float">
            <text:p>1.275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669" calcext:value-type="float">
            <text:p>1.3669</text:p>
          </table:table-cell>
          <table:table-cell office:value-type="float" office:value="1.35" calcext:value-type="float">
            <text:p>1.3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 style:data-style-name="N2" text:time-value="13:30:14.0669992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3T11:20:06.917332798</meta:creation-date>
    <meta:generator>LibreOffice/6.4.7.2$Linux_X86_64 LibreOffice_project/40$Build-2</meta:generator>
    <dc:date>2021-12-13T13:30:44.002813472</dc:date>
    <meta:editing-duration>PT25M31S</meta:editing-duration>
    <meta:editing-cycles>5</meta:editing-cycles>
    <meta:document-statistic meta:table-count="1" meta:cell-count="7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" chart:maximum="1.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.008cm" xlink:href=".." xlink:type="simple" chart:class="chart:scatter" chart:style-name="ch1">
        <chart:legend chart:legend-position="end" svg:x="13.151cm" svg:y="3.956cm" style:legend-expansion="high" chart:style-name="ch2"/>
        <chart:plot-area chart:style-name="ch3" table:cell-range-address="Sheet1.A2:Sheet1.C24" svg:x="0.32cm" svg:y="0.18cm" svg:width="12.511cm" svg:height="8.648cm">
          <chartooo:coordinate-region svg:x="1.232cm" svg:y="0.379cm" svg:width="11.412cm" svg:height="7.802cm"/>
          <chart:axis chart:dimension="x" chart:name="primary-x" chart:style-name="ch4"/>
          <chart:axis chart:dimension="y" chart:name="primary-y" chart:style-name="ch5"/>
          <chart:series chart:style-name="ch6" chart:values-cell-range-address="Sheet1.B2:Sheet1.B24" chart:class="chart:scatter">
            <chart:domain table:cell-range-address="Sheet1.A2:Sheet1.A24"/>
            <chart:data-point chart:repeated="23"/>
          </chart:series>
          <chart:series chart:style-name="ch7" chart:values-cell-range-address="Sheet1.C2:Sheet1.C24" chart:class="chart:scatter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">
                <text:p>47</text:p>
                <draw:g>
                  <svg:desc>Sheet1.A2:Sheet1.A24</svg:desc>
                </draw:g>
              </table:table-cell>
              <table:table-cell office:value-type="float" office:value="1.3647">
                <text:p>1.3647</text:p>
                <draw:g>
                  <svg:desc>Sheet1.B2:Sheet1.B24</svg:desc>
                </draw:g>
              </table:table-cell>
              <table:table-cell office:value-type="float" office:value="1.3639">
                <text:p>1.3639</text:p>
                <draw:g>
                  <svg:desc>Sheet1.C2:Sheet1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">
                <text:p>46</text:p>
              </table:table-cell>
              <table:table-cell office:value-type="float" office:value="1.3551">
                <text:p>1.3551</text:p>
              </table:table-cell>
              <table:table-cell office:value-type="float" office:value="1.351">
                <text:p>1.3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1.3459">
                <text:p>1.3459</text:p>
              </table:table-cell>
              <table:table-cell office:value-type="float" office:value="1.3373">
                <text:p>1.3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">
                <text:p>44</text:p>
              </table:table-cell>
              <table:table-cell office:value-type="float" office:value="1.3372">
                <text:p>1.3372</text:p>
              </table:table-cell>
              <table:table-cell office:value-type="float" office:value="1.3262">
                <text:p>1.32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1.3294">
                <text:p>1.3294</text:p>
              </table:table-cell>
              <table:table-cell office:value-type="float" office:value="1.3118">
                <text:p>1.3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1.323">
                <text:p>1.323</text:p>
              </table:table-cell>
              <table:table-cell office:value-type="float" office:value="1.2994">
                <text:p>1.29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">
                <text:p>41</text:p>
              </table:table-cell>
              <table:table-cell office:value-type="float" office:value="1.3165">
                <text:p>1.3165</text:p>
              </table:table-cell>
              <table:table-cell office:value-type="float" office:value="1.2859">
                <text:p>1.28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.3109">
                <text:p>1.3109</text:p>
              </table:table-cell>
              <table:table-cell office:value-type="float" office:value="1.2733">
                <text:p>1.27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1.2909">
                <text:p>1.2909</text:p>
              </table:table-cell>
              <table:table-cell office:value-type="float" office:value="1.2091">
                <text:p>1.20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.2828">
                <text:p>1.2828</text:p>
              </table:table-cell>
              <table:table-cell office:value-type="float" office:value="1.1472">
                <text:p>1.14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.2855">
                <text:p>1.2855</text:p>
              </table:table-cell>
              <table:table-cell office:value-type="float" office:value="1.0906">
                <text:p>1.09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1.2962">
                <text:p>1.2962</text:p>
              </table:table-cell>
              <table:table-cell office:value-type="float" office:value="1.0484">
                <text:p>1.04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.3152">
                <text:p>1.3152</text:p>
              </table:table-cell>
              <table:table-cell office:value-type="float" office:value="1.0371">
                <text:p>1.03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3193">
                <text:p>1.3193</text:p>
              </table:table-cell>
              <table:table-cell office:value-type="float" office:value="1.0416">
                <text:p>1.04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.3234">
                <text:p>1.3234</text:p>
              </table:table-cell>
              <table:table-cell office:value-type="float" office:value="1.0491">
                <text:p>1.04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.3285">
                <text:p>1.3285</text:p>
              </table:table-cell>
              <table:table-cell office:value-type="float" office:value="1.0612">
                <text:p>1.06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.3335">
                <text:p>1.3335</text:p>
              </table:table-cell>
              <table:table-cell office:value-type="float" office:value="1.0759">
                <text:p>1.07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1.3383">
                <text:p>1.3383</text:p>
              </table:table-cell>
              <table:table-cell office:value-type="float" office:value="1.0985">
                <text:p>1.09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.3441">
                <text:p>1.3441</text:p>
              </table:table-cell>
              <table:table-cell office:value-type="float" office:value="1.1266">
                <text:p>1.12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1.3496">
                <text:p>1.3496</text:p>
              </table:table-cell>
              <table:table-cell office:value-type="float" office:value="1.1621">
                <text:p>1.16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1.3552">
                <text:p>1.3552</text:p>
              </table:table-cell>
              <table:table-cell office:value-type="float" office:value="1.2144">
                <text:p>1.21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1.3614">
                <text:p>1.3614</text:p>
              </table:table-cell>
              <table:table-cell office:value-type="float" office:value="1.2752">
                <text:p>1.27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1.3669">
                <text:p>1.3669</text:p>
              </table:table-cell>
              <table:table-cell office:value-type="float" office:value="1.35">
                <text:p>1.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